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6.563cm"/>
    </style:style>
    <style:style style:name="Tabela1.B" style:family="table-column">
      <style:table-column-properties style:column-width="10.43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ito! Vamos estruturar o microserviço de cartório usando <text:span text:style-name="Strong_20_Emphasis">DDD (Domain-Driven Design)</text:span> com <text:span text:style-name="Strong_20_Emphasis">Spring Boot + Maven</text:span>. Isso vai deixar seu projeto modular, escalável e com separação clara de responsabilidades.</text:p>
      <text:p text:style-name="Horizontal_20_Line"/>
      <text:h text:style-name="Heading_20_2" text:outline-level="2">📁 Estrutura base recomendada do projeto (DDD)</text:h>
      <text:p text:style-name="Preformatted_20_Text"><text:span text:style-name="Source_20_Text">src/</text:span></text:p>
      <text:p text:style-name="Preformatted_20_Text"><text:span text:style-name="Source_20_Text">└── main/</text:span></text:p>
      <text:p text:style-name="Preformatted_20_Text"><text:span text:style-name="Source_20_Text"><text:s text:c="4"/>└── java/</text:span></text:p>
      <text:p text:style-name="Preformatted_20_Text"><text:span text:style-name="Source_20_Text"><text:s text:c="8"/>└── br/</text:span></text:p>
      <text:p text:style-name="Preformatted_20_Text"><text:span text:style-name="Source_20_Text"><text:s text:c="12"/>└── com/</text:span></text:p>
      <text:p text:style-name="Preformatted_20_Text"><text:span text:style-name="Source_20_Text"><text:s text:c="16"/>└── seuusuario/</text:span></text:p>
      <text:p text:style-name="Preformatted_20_Text"><text:span text:style-name="Source_20_Text"><text:s text:c="20"/>└── cartorio/</text:span></text:p>
      <text:p text:style-name="Preformatted_20_Text"><text:span text:style-name="Source_20_Text"><text:s text:c="24"/>├── application/ <text:s text:c="9"/># Casos de uso / regras de orquestração</text:span></text:p>
      <text:p text:style-name="Preformatted_20_Text"><text:span text:style-name="Source_20_Text"><text:s text:c="24"/>├── domain/ <text:s text:c="14"/># Núcleo do domínio</text:span></text:p>
      <text:p text:style-name="Preformatted_20_Text"><text:span text:style-name="Source_20_Text"><text:s text:c="24"/>│ <text:s text:c="2"/>├── model/ <text:s text:c="11"/># Entidades, ValueObjects, Enums</text:span></text:p>
      <text:p text:style-name="Preformatted_20_Text"><text:span text:style-name="Source_20_Text"><text:s text:c="24"/>│ <text:s text:c="2"/>└── repository/ <text:s text:c="6"/># Interfaces dos repositórios</text:span></text:p>
      <text:p text:style-name="Preformatted_20_Text"><text:span text:style-name="Source_20_Text"><text:s text:c="24"/>├── infrastructure/ <text:s text:c="6"/># Implementações técnicas</text:span></text:p>
      <text:p text:style-name="Preformatted_20_Text"><text:span text:style-name="Source_20_Text"><text:s text:c="24"/>│ <text:s text:c="2"/>├── repository/ <text:s text:c="6"/># Implementação dos repositórios JPA</text:span></text:p>
      <text:p text:style-name="Preformatted_20_Text"><text:span text:style-name="Source_20_Text"><text:s text:c="24"/>│ <text:s text:c="2"/>└── config/ <text:s text:c="10"/># Configurações (Bean, Swagger, etc.)</text:span></text:p>
      <text:p text:style-name="Preformatted_20_Text"><text:span text:style-name="Source_20_Text"><text:s text:c="24"/>├── api/ <text:s text:c="17"/># Controllers (entrada do sistema)</text:span></text:p>
      <text:p text:style-name="P1"><text:span text:style-name="Source_20_Text"><text:s text:c="24"/>└── CartorioApplication.java</text:span></text:p>
      <text:p text:style-name="Horizontal_20_Line"/>
      <text:h text:style-name="Heading_20_2" text:outline-level="2">📦 Pacotes explicados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Pacote</text:p>
            </table:table-cell>
            <table:table-cell table:style-name="Tabela1.A1" office:value-type="string">
              <text:p text:style-name="Table_20_Heading">Funçã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domain.model</text:span></text:p>
          </table:table-cell>
          <table:table-cell table:style-name="Tabela1.A1" office:value-type="string">
            <text:p text:style-name="Table_20_Contents">Contém as <text:span text:style-name="Strong_20_Emphasis">entidades</text:span> (ex: <text:span text:style-name="Source_20_Text">Cartorio</text:span>, <text:span text:style-name="Source_20_Text">Documento</text:span>), <text:span text:style-name="Strong_20_Emphasis">value objects</text:span> e regras de negócio puras.</text:p>
          </table:table-cell>
        </table:table-row>
        <table:table-row>
          <table:table-cell table:style-name="Tabela1.A1" office:value-type="string">
            <text:p text:style-name="Table_20_Contents"><text:span text:style-name="Source_20_Text">domain.repository</text:span></text:p>
          </table:table-cell>
          <table:table-cell table:style-name="Tabela1.A1" office:value-type="string">
            <text:p text:style-name="Table_20_Contents">Define interfaces (ex: <text:span text:style-name="Source_20_Text">CartorioRepository</text:span>) — o <text:span text:style-name="Strong_20_Emphasis">domínio não conhece JPA</text:span> aqui.</text:p>
          </table:table-cell>
        </table:table-row>
        <table:table-row>
          <table:table-cell table:style-name="Tabela1.A1" office:value-type="string">
            <text:p text:style-name="Table_20_Contents"><text:span text:style-name="Source_20_Text">application</text:span></text:p>
          </table:table-cell>
          <table:table-cell table:style-name="Tabela1.A1" office:value-type="string">
            <text:p text:style-name="Table_20_Contents">Casos de uso (ex: <text:span text:style-name="Source_20_Text">CadastrarCartorioUseCase</text:span>) — orquestra o domínio.</text:p>
          </table:table-cell>
        </table:table-row>
        <table:table-row>
          <table:table-cell table:style-name="Tabela1.A1" office:value-type="string">
            <text:p text:style-name="Table_20_Contents"><text:span text:style-name="Source_20_Text">infrastructure.repository</text:span></text:p>
          </table:table-cell>
          <table:table-cell table:style-name="Tabela1.A1" office:value-type="string">
            <text:p text:style-name="Table_20_Contents">Implementações reais dos repositórios usando <text:span text:style-name="Strong_20_Emphasis">Spring Data JPA</text:span> ou outras tecnologias.</text:p>
          </table:table-cell>
        </table:table-row>
        <table:table-row>
          <table:table-cell table:style-name="Tabela1.A1" office:value-type="string">
            <text:p text:style-name="Table_20_Contents"><text:span text:style-name="Source_20_Text">api</text:span></text:p>
          </table:table-cell>
          <table:table-cell table:style-name="Tabela1.A1" office:value-type="string">
            <text:p text:style-name="Table_20_Contents">Controladores REST (ex: <text:span text:style-name="Source_20_Text">CartorioController</text:span>) e os DTOs (request/response).</text:p>
          </table:table-cell>
        </table:table-row>
      </table:table>
      <text:p text:style-name="Horizontal_20_Line"/>
      <text:h text:style-name="Heading_20_2" text:outline-level="2">🧱 Entidades principais (exemplo inicial)</text:h>
      <text:h text:style-name="Heading_20_3" text:outline-level="3">🔸 <text:span text:style-name="Source_20_Text">Cartorio</text:span> (Entidade raiz)</text:h>
      <text:p text:style-name="Preformatted_20_Text"><text:span text:style-name="Source_20_Text">@Entity</text:span></text:p>
      <text:p text:style-name="Preformatted_20_Text"><text:span text:style-name="Source_20_Text">public class Cartorio {</text:span></text:p>
      <text:p text:style-name="Preformatted_20_Text"/>
      <text:p text:style-name="Preformatted_20_Text"><text:soft-page-break/><text:span text:style-name="Source_20_Text"><text:s text:c="4"/>@Id</text:span></text:p>
      <text:p text:style-name="Preformatted_20_Text"><text:span text:style-name="Source_20_Text"><text:s text:c="4"/>@GeneratedValue(strategy = GenerationType.IDENTITY)</text:span></text:p>
      <text:p text:style-name="Preformatted_20_Text"><text:span text:style-name="Source_20_Text"><text:s text:c="4"/>private Long id;</text:span></text:p>
      <text:p text:style-name="Preformatted_20_Text"/>
      <text:p text:style-name="Preformatted_20_Text"><text:span text:style-name="Source_20_Text"><text:s text:c="4"/>private String nome;</text:span></text:p>
      <text:p text:style-name="Preformatted_20_Text"/>
      <text:p text:style-name="Preformatted_20_Text"><text:span text:style-name="Source_20_Text"><text:s text:c="4"/>private String cnpj;</text:span></text:p>
      <text:p text:style-name="Preformatted_20_Text"/>
      <text:p text:style-name="Preformatted_20_Text"><text:span text:style-name="Source_20_Text"><text:s text:c="4"/>// Construtores, Getters, Setters, etc.</text:span></text:p>
      <text:p text:style-name="P1"><text:span text:style-name="Source_20_Text">}</text:span></text:p>
      <text:p text:style-name="Horizontal_20_Line"/>
      <text:h text:style-name="Heading_20_2" text:outline-level="2">🚀 Próximos passos sugeridos:</text:h>
      <text:list text:style-name="L1">
        <text:list-item>
          <text:p text:style-name="P2">Criar a entidade <text:span text:style-name="Source_20_Text">Cartorio</text:span> no pacote <text:span text:style-name="Source_20_Text">domain.model</text:span></text:p>
        </text:list-item>
        <text:list-item>
          <text:p text:style-name="P2">Criar o repositório <text:span text:style-name="Source_20_Text">CartorioRepository</text:span> no <text:span text:style-name="Source_20_Text">domain.repository</text:span></text:p>
        </text:list-item>
        <text:list-item>
          <text:p text:style-name="P2">Criar a implementação JPA no <text:span text:style-name="Source_20_Text">infrastructure.repository</text:span></text:p>
        </text:list-item>
        <text:list-item>
          <text:p text:style-name="P2">Criar o controller <text:span text:style-name="Source_20_Text">CartorioController</text:span> no pacote <text:span text:style-name="Source_20_Text">api</text:span></text:p>
        </text:list-item>
        <text:list-item>
          <text:p text:style-name="P2">Criar os DTOs de entrada/saída</text:p>
        </text:list-item>
        <text:list-item>
          <text:p text:style-name="P2">Criar os casos de uso em <text:span text:style-name="Source_20_Text">application</text:span> (opcional, mas ideal em DDD completo)</text:p>
        </text:list-item>
      </text:list>
      <text:p text:style-name="Horizontal_20_Line"/>
      <text:p text:style-name="Text_20_body">Se quiser, podemos agora:</text:p>
      <text:list text:style-name="L2">
        <text:list-item>
          <text:p text:style-name="P3">Criar o primeiro código da entidade <text:span text:style-name="Source_20_Text">Cartorio</text:span></text:p>
        </text:list-item>
        <text:list-item>
          <text:p text:style-name="P3">Ou montar todos os pacotes e interfaces base</text:p>
        </text:list-item>
        <text:list-item>
          <text:p text:style-name="P3">Ou começar pelo endpoint <text:span text:style-name="Source_20_Text">/cartorios</text:span></text:p>
        </text:list-item>
      </text:list>
      <text:p text:style-name="Text_20_body">Como prefere seguir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1T09:51:09.075787500</meta:creation-date>
    <dc:date>2025-05-21T18:19:51.816517900</dc:date>
    <meta:editing-duration>PT8H18M31S</meta:editing-duration>
    <meta:editing-cycles>1</meta:editing-cycles>
    <meta:document-statistic meta:table-count="1" meta:image-count="0" meta:object-count="0" meta:page-count="2" meta:paragraph-count="54" meta:word-count="286" meta:character-count="2358" meta:non-whitespace-character-count="1746"/>
    <meta:generator>LibreOffice/25.2.2.2$Windows_X86_64 LibreOffice_project/7370d4be9e3cf6031a51beef54ff3bda878e3fac</meta:generator>
  </office:meta>
</office:document-meta>
</file>